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6">
      <style:paragraph-properties fo:line-height="150%" fo:text-align="justify" style:justify-single-word="false"/>
      <style:text-properties fo:font-weight="normal" officeooo:rsid="001df454" officeooo:paragraph-rsid="001df454" style:font-weight-asian="normal" style:font-weight-complex="normal"/>
    </style:style>
    <style:style style:name="P4" style:family="paragraph" style:parent-style-name="Standard" style:list-style-name="L6">
      <style:paragraph-properties fo:line-height="150%" fo:text-align="justify" style:justify-single-word="false"/>
      <style:text-properties fo:font-weight="normal" officeooo:rsid="001df454" officeooo:paragraph-rsid="002931c4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1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1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style:font-name="Times New Roman1" fo:font-size="12pt" fo:font-weight="normal" officeooo:rsid="001cb2c9" officeooo:paragraph-rsid="002931c4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2pt" style:text-underline-style="none" fo:font-weight="normal" officeooo:rsid="001de5ce" officeooo:paragraph-rsid="001de5ce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2pt" style:text-underline-style="none" fo:font-weight="normal" officeooo:rsid="00222893" officeooo:paragraph-rsid="0022289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199cm" style:contextual-spacing="false" fo:line-height="150%" fo:text-align="center" style:justify-single-word="false" fo:break-before="page"/>
      <style:text-properties style:font-name="Times New Roman1" fo:font-weight="bold" officeooo:rsid="0018fa3c" officeooo:paragraph-rsid="0028c6c2" style:font-weight-asian="bold" style:font-weight-complex="bold"/>
    </style:style>
    <style:style style:name="P13" style:family="paragraph" style:parent-style-name="Standard">
      <style:paragraph-properties fo:margin-top="0cm" fo:margin-bottom="0.199cm" style:contextual-spacing="false" fo:line-height="150%" fo:text-align="center" style:justify-single-word="false" fo:break-before="page"/>
      <style:text-properties style:font-name="Times New Roman1" fo:font-weight="bold" officeooo:rsid="0018fa3c" officeooo:paragraph-rsid="002ac61f" style:font-weight-asian="bold" style:font-weight-complex="bold"/>
    </style:style>
    <style:style style:name="P14" style:family="paragraph" style:parent-style-name="Standard">
      <style:paragraph-properties fo:margin-top="0cm" fo:margin-bottom="0.199cm" style:contextual-spacing="false" fo:line-height="150%" fo:text-align="justify" style:justify-single-word="false"/>
      <style:text-properties style:font-name="Times New Roman1" fo:font-weight="normal" officeooo:rsid="001de5ce" officeooo:paragraph-rsid="001de5ce" style:font-weight-asian="normal" style:font-weight-complex="normal"/>
    </style:style>
    <style:style style:name="P15" style:family="paragraph" style:parent-style-name="Standard">
      <style:paragraph-properties fo:margin-top="0cm" fo:margin-bottom="0.199cm" style:contextual-spacing="false" fo:line-height="150%" fo:text-align="start" style:justify-single-word="false"/>
      <style:text-properties style:font-name="Times New Roman1" fo:font-weight="bold" officeooo:rsid="001df454" officeooo:paragraph-rsid="001df454" style:font-weight-asian="bold" style:font-weight-complex="bold"/>
    </style:style>
    <style:style style:name="P16" style:family="paragraph" style:parent-style-name="Standard">
      <style:paragraph-properties fo:margin-top="0cm" fo:margin-bottom="0.199cm" style:contextual-spacing="false" fo:line-height="150%" fo:text-align="start" style:justify-single-word="false"/>
      <style:text-properties style:font-name="Times New Roman1" fo:font-weight="bold" officeooo:rsid="001e5384" officeooo:paragraph-rsid="001e5384" style:font-weight-asian="bold" style:font-weight-complex="bold"/>
    </style:style>
    <style:style style:name="P17" style:family="paragraph" style:parent-style-name="Standard">
      <style:paragraph-properties fo:margin-top="0cm" fo:margin-bottom="0.199cm" style:contextual-spacing="false" fo:line-height="150%" fo:text-align="start" style:justify-single-word="false"/>
      <style:text-properties style:font-name="Times New Roman1" fo:font-weight="bold" officeooo:rsid="001f7c31" officeooo:paragraph-rsid="001f7c31" style:font-weight-asian="bold" style:font-weight-complex="bold"/>
    </style:style>
    <style:style style:name="P18" style:family="paragraph" style:parent-style-name="Standard">
      <style:paragraph-properties fo:margin-top="0cm" fo:margin-bottom="0.199cm" style:contextual-spacing="false" fo:line-height="150%" fo:text-align="start" style:justify-single-word="false"/>
      <style:text-properties style:font-name="Times New Roman1" fo:font-weight="bold" officeooo:rsid="0018fa3c" officeooo:paragraph-rsid="0018fa3c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1" fo:font-weight="normal" officeooo:rsid="001d69a4" officeooo:paragraph-rsid="001d69a4" style:font-weight-asian="normal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1" fo:font-weight="normal" officeooo:rsid="001df454" officeooo:paragraph-rsid="001df454" style:font-weight-asian="normal" style:font-weight-complex="normal"/>
    </style:style>
    <style:style style:name="P2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style:font-name="Times New Roman1" fo:font-weight="normal" officeooo:rsid="001e5384" officeooo:paragraph-rsid="00210870" style:font-weight-asian="normal" style:font-weight-complex="normal"/>
    </style:style>
    <style:style style:name="P2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style:font-name="Times New Roman1" fo:font-weight="normal" officeooo:rsid="001e5384" officeooo:paragraph-rsid="001e5384" style:font-weight-asian="normal" style:font-weight-complex="normal"/>
    </style:style>
    <style:style style:name="P23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style:font-name="Times New Roman1" fo:font-weight="normal" officeooo:rsid="001f7c31" officeooo:paragraph-rsid="001f7c31" style:font-weight-asian="normal" style:font-weight-complex="normal"/>
    </style:style>
    <style:style style:name="P24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style:font-name="Times New Roman1" officeooo:paragraph-rsid="001e5384"/>
    </style:style>
    <style:style style:name="P25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style:font-name="Times New Roman1" officeooo:paragraph-rsid="001e5384"/>
    </style:style>
    <style:style style:name="P26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style:font-name="Times New Roman1" officeooo:paragraph-rsid="001f7c31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01cm" style:auto-text-indent="false" style:page-number="auto" fo:background-color="transparent"/>
      <style:text-properties style:font-name="Times New Roman1" fo:font-weight="normal" officeooo:rsid="0018fa3c" officeooo:paragraph-rsid="0018fa3c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01cm" style:auto-text-indent="false" style:page-number="auto" fo:background-color="transparent"/>
      <style:text-properties style:font-name="Times New Roman1" officeooo:paragraph-rsid="0018fa3c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01cm" style:auto-text-indent="false" style:page-number="auto" fo:background-color="transparent"/>
      <style:text-properties style:font-name="Times New Roman1" officeooo:paragraph-rsid="001d69a4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normal" fo:font-weight="bold" officeooo:rsid="001f7c31" officeooo:paragraph-rsid="001f7c31" style:font-style-asian="normal" style:font-weight-asian="bold" style:font-style-complex="normal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normal" fo:font-weight="bold" officeooo:rsid="001f7c31" officeooo:paragraph-rsid="001f7c31" style:font-style-asian="normal" style:font-weight-asian="bold" style:font-style-complex="normal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normal" fo:font-weight="bold" officeooo:rsid="001f7c31" officeooo:paragraph-rsid="001f7c31" style:font-style-asian="normal" style:font-weight-asian="bold" style:font-style-complex="normal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normal" fo:font-weight="normal" officeooo:rsid="00222893" officeooo:paragraph-rsid="001f7c31" style:font-style-asian="normal" style:font-weight-asian="normal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bold" officeooo:rsid="001f7c31" officeooo:paragraph-rsid="001f7c31" style:font-weight-asian="bold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italic" fo:font-weight="normal" officeooo:rsid="001f7c31" officeooo:paragraph-rsid="001f7c31" style:font-style-asian="italic" style:font-weight-asian="normal" style:font-style-complex="italic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normal" fo:font-weight="normal" officeooo:rsid="0021208c" officeooo:paragraph-rsid="0021208c" style:font-style-asian="normal" style:font-weight-asian="normal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style="italic" fo:font-weight="normal" officeooo:rsid="001f7c31" officeooo:paragraph-rsid="00270831" style:font-style-asian="italic" style:font-weight-asian="normal" style:font-style-complex="italic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bold" officeooo:rsid="001e5384" officeooo:paragraph-rsid="001e5384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e5384" officeooo:paragraph-rsid="001e5384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f454" officeooo:paragraph-rsid="001df454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e5384" officeooo:paragraph-rsid="001e5384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e5384" officeooo:paragraph-rsid="001e5384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e5384" officeooo:paragraph-rsid="001e5384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bold" officeooo:rsid="001df454" officeooo:paragraph-rsid="001df454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e5ce" officeooo:paragraph-rsid="001de5ce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e5ce" officeooo:paragraph-rsid="001de5ce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69a4" officeooo:paragraph-rsid="001d69a4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69a4" officeooo:paragraph-rsid="001d69a4" style:font-weight-asian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199cm" style:auto-text-indent="false" style:page-number="auto" fo:background-color="transparent"/>
      <style:text-properties style:font-name="Times New Roman1" fo:font-weight="normal" officeooo:rsid="001de5ce" officeooo:paragraph-rsid="00270831" style:font-weight-asian="normal" style:font-weight-complex="normal"/>
    </style:style>
    <style:style style:name="T1" style:family="text">
      <style:text-properties officeooo:rsid="00170da7"/>
    </style:style>
    <style:style style:name="T2" style:family="text">
      <style:text-properties officeooo:rsid="0018fa3c"/>
    </style:style>
    <style:style style:name="T3" style:family="text">
      <style:text-properties officeooo:rsid="001a73b2"/>
    </style:style>
    <style:style style:name="T4" style:family="text">
      <style:text-properties officeooo:rsid="001bd6c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d6cd" style:font-weight-asian="normal" style:font-weight-complex="normal"/>
    </style:style>
    <style:style style:name="T7" style:family="text">
      <style:text-properties fo:font-weight="normal" officeooo:rsid="001cb2c9" style:font-weight-asian="normal" style:font-weight-complex="normal"/>
    </style:style>
    <style:style style:name="T8" style:family="text">
      <style:text-properties fo:font-weight="normal" officeooo:rsid="001d69a4" style:font-weight-asian="normal" style:font-weight-complex="normal"/>
    </style:style>
    <style:style style:name="T9" style:family="text">
      <style:text-properties fo:font-weight="normal" officeooo:rsid="001e5384" style:font-weight-asian="normal" style:font-weight-complex="normal"/>
    </style:style>
    <style:style style:name="T10" style:family="text">
      <style:text-properties fo:font-weight="normal" officeooo:rsid="001fa78a" style:font-weight-asian="normal" style:font-weight-complex="normal"/>
    </style:style>
    <style:style style:name="T11" style:family="text">
      <style:text-properties fo:font-weight="normal" officeooo:rsid="00210870" style:font-weight-asian="normal" style:font-weight-complex="normal"/>
    </style:style>
    <style:style style:name="T12" style:family="text">
      <style:text-properties fo:font-weight="normal" officeooo:rsid="001f7c31" style:font-weight-asian="normal" style:font-weight-complex="normal"/>
    </style:style>
    <style:style style:name="T13" style:family="text">
      <style:text-properties fo:font-weight="normal" officeooo:rsid="0021208c" style:font-weight-asian="normal" style:font-weight-complex="normal"/>
    </style:style>
    <style:style style:name="T14" style:family="text">
      <style:text-properties fo:font-weight="normal" officeooo:rsid="00222893" style:font-weight-asian="normal" style:font-weight-complex="normal"/>
    </style:style>
    <style:style style:name="T15" style:family="text">
      <style:text-properties fo:font-weight="normal" officeooo:rsid="0022e9be" style:font-weight-asian="normal" style:font-weight-complex="normal"/>
    </style:style>
    <style:style style:name="T16" style:family="text">
      <style:text-properties fo:font-weight="normal" officeooo:rsid="0028c6c2" style:font-weight-asian="normal" style:font-weight-complex="normal"/>
    </style:style>
    <style:style style:name="T17" style:family="text">
      <style:text-properties officeooo:rsid="001df454"/>
    </style:style>
    <style:style style:name="T18" style:family="text">
      <style:text-properties officeooo:rsid="001fa78a"/>
    </style:style>
    <style:style style:name="T19" style:family="text">
      <style:text-properties officeooo:rsid="00210870"/>
    </style:style>
    <style:style style:name="T20" style:family="text">
      <style:text-properties fo:font-style="normal" officeooo:rsid="0021208c" style:font-style-asian="normal" style:font-style-complex="normal"/>
    </style:style>
    <style:style style:name="T21" style:family="text">
      <style:text-properties fo:font-style="normal" officeooo:rsid="00222893" style:font-style-asian="normal" style:font-style-complex="normal"/>
    </style:style>
    <style:style style:name="T22" style:family="text">
      <style:text-properties fo:font-style="normal" officeooo:rsid="002931c4" style:font-style-asian="normal" style:font-style-complex="normal"/>
    </style:style>
    <style:style style:name="T23" style:family="text">
      <style:text-properties style:font-name="Times New Roman1" style:text-underline-style="none"/>
    </style:style>
    <style:style style:name="T24" style:family="text">
      <style:text-properties style:font-name="Times New Roman1" style:text-underline-style="none" officeooo:rsid="002931c4"/>
    </style:style>
    <style:style style:name="T25" style:family="text">
      <style:text-properties style:font-name="Times New Roman1" fo:font-style="italic" style:text-underline-style="none" style:font-style-asian="italic" style:font-style-complex="italic"/>
    </style:style>
    <style:style style:name="T26" style:family="text">
      <style:text-properties style:font-name="Times New Roman1" fo:font-style="italic" style:text-underline-style="none" officeooo:rsid="002931c4" style:font-style-asian="italic" style:font-style-complex="italic"/>
    </style:style>
    <style:style style:name="T27" style:family="text">
      <style:text-properties style:font-name="Times New Roman1" fo:font-style="normal" style:text-underline-style="none" style:font-style-asian="normal" style:font-style-complex="normal"/>
    </style:style>
    <style:style style:name="T28" style:family="text">
      <style:text-properties style:font-name="Times New Roman1" fo:font-style="normal" style:text-underline-style="none" officeooo:rsid="002931c4" style:font-style-asian="normal" style:font-style-complex="normal"/>
    </style:style>
    <style:style style:name="T29" style:family="text">
      <style:text-properties style:use-window-font-color="true" loext:opacity="0%" style:font-name="Times New Roman1" style:text-underline-style="none"/>
    </style:style>
    <style:style style:name="T30" style:family="text">
      <style:text-properties style:use-window-font-color="true" loext:opacity="0%" style:font-name="Times New Roman1" style:text-underline-style="none" officeooo:rsid="002931c4"/>
    </style:style>
    <style:style style:name="T31" style:family="text">
      <style:text-properties style:use-window-font-color="true" loext:opacity="0%" style:font-name="Times New Roman1" fo:font-style="italic" style:text-underline-style="none" style:font-style-asian="italic" style:font-style-complex="italic"/>
    </style:style>
    <style:style style:name="T32" style:family="text">
      <style:text-properties style:use-window-font-color="true" loext:opacity="0%" style:font-name="Times New Roman1" fo:font-style="italic" style:text-underline-style="none" officeooo:rsid="002931c4" style:font-style-asian="italic" style:font-style-complex="italic"/>
    </style:style>
    <style:style style:name="T33" style:family="text">
      <style:text-properties style:use-window-font-color="true" loext:opacity="0%" style:font-name="Times New Roman1" fo:font-style="normal" style:text-underline-style="none" style:font-style-asian="normal" style:font-style-complex="normal"/>
    </style:style>
    <style:style style:name="T34" style:family="text">
      <style:text-properties style:use-window-font-color="true" loext:opacity="0%" style:font-name="Times New Roman1" fo:font-style="normal" style:text-underline-style="none" officeooo:rsid="002931c4" style:font-style-asian="normal" style:font-style-complex="normal"/>
    </style:style>
    <style:style style:name="T35" style:family="text">
      <style:text-properties style:use-window-font-color="true" loext:opacity="0%" style:font-name="Times New Roman1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36" style:family="text">
      <style:text-properties style:use-window-font-color="true" loext:opacity="0%" style:font-name="Times New Roman1" fo:font-size="12pt" fo:letter-spacing="normal" fo:font-style="normal" style:text-underline-style="none" officeooo:rsid="002931c4" style:font-size-asian="12pt" style:font-style-asian="normal" style:font-size-complex="12pt" style:font-style-complex="normal"/>
    </style:style>
    <style:style style:name="T37" style:family="text">
      <style:text-properties style:use-window-font-color="true" loext:opacity="0%" style:font-name="Times New Roman1" fo:font-size="12pt" fo:letter-spacing="normal" fo:font-style="italic" style:text-underline-style="none" style:font-size-asian="12pt" style:font-size-complex="12pt"/>
    </style:style>
    <style:style style:name="T38" style:family="text">
      <style:text-properties style:use-window-font-color="true" loext:opacity="0%" style:font-name="Times New Roman1" fo:font-size="12pt" fo:letter-spacing="normal" fo:font-style="italic" style:text-underline-style="none" officeooo:rsid="002931c4" style:font-size-asian="12pt" style:font-size-complex="12pt"/>
    </style:style>
    <style:style style:name="T39" style:family="text">
      <style:text-properties style:use-window-font-color="true" loext:opacity="0%" style:font-name="Times New Roman1" fo:font-size="12pt" fo:font-style="italic" style:text-underline-style="none" style:font-size-asian="12pt" style:font-style-asian="italic" style:font-size-complex="12pt" style:font-style-complex="italic"/>
    </style:style>
    <style:style style:name="T40" style:family="text">
      <style:text-properties style:use-window-font-color="true" loext:opacity="0%" style:font-name="Times New Roman1" fo:font-size="12pt" fo:font-style="italic" style:text-underline-style="none" officeooo:rsid="002931c4" style:font-size-asian="12pt" style:font-style-asian="italic" style:font-size-complex="12pt" style:font-style-complex="italic"/>
    </style:style>
    <style:style style:name="T41" style:family="text">
      <style:text-properties style:use-window-font-color="true" loext:opacity="0%" style:font-name="Times New Roman1" fo:font-size="12pt" style:text-underline-style="none" style:font-size-asian="12pt" style:font-size-complex="12pt"/>
    </style:style>
    <style:style style:name="T42" style:family="text">
      <style:text-properties style:use-window-font-color="true" loext:opacity="0%" style:font-name="Times New Roman1" fo:font-size="12pt" style:text-underline-style="none" officeooo:rsid="002931c4" style:font-size-asian="12pt" style:font-size-complex="12pt"/>
    </style:style>
    <style:style style:name="T43" style:family="text">
      <style:text-properties style:use-window-font-color="true" loext:opacity="0%" style:font-name="Times New Roman1" fo:font-size="12pt" fo:font-style="normal" style:text-underline-style="none" style:font-size-asian="12pt" style:font-style-asian="normal" style:font-size-complex="12pt" style:font-style-complex="normal"/>
    </style:style>
    <style:style style:name="T44" style:family="text">
      <style:text-properties style:use-window-font-color="true" loext:opacity="0%" style:font-name="Times New Roman1" fo:font-size="12pt" fo:font-style="normal" style:text-underline-style="none" officeooo:rsid="002931c4" style:font-size-asian="12pt" style:font-style-asian="normal" style:font-size-complex="12pt" style:font-style-complex="normal"/>
    </style:style>
    <style:style style:name="T45" style:family="text">
      <style:text-properties style:use-window-font-color="true" loext:opacity="0%" style:font-name="Times New Roman1" fo:font-size="14pt" fo:letter-spacing="normal" fo:font-style="italic" style:text-underline-style="none"/>
    </style:style>
    <style:style style:name="T46" style:family="text">
      <style:text-properties style:use-window-font-color="true" loext:opacity="0%" style:font-name="Times New Roman1" fo:font-size="14pt" fo:letter-spacing="normal" fo:font-style="italic" style:text-underline-style="none" style:font-size-asian="12pt" style:font-size-complex="12pt"/>
    </style:style>
    <style:style style:name="T47" style:family="text">
      <style:text-properties style:use-window-font-color="true" loext:opacity="0%" style:font-name="Times New Roman1" fo:font-size="14pt" fo:letter-spacing="normal" fo:font-style="italic" style:text-underline-style="none" officeooo:rsid="002931c4" style:font-size-asian="12pt" style:font-size-complex="12pt"/>
    </style:style>
    <style:style style:name="T48" style:family="text">
      <style:text-properties style:use-window-font-color="true" loext:opacity="0%" style:font-name="Times New Roman1" fo:letter-spacing="normal" fo:font-style="normal" style:text-underline-style="none" style:font-style-asian="normal" style:font-style-complex="normal"/>
    </style:style>
    <style:style style:name="T49" style:family="text">
      <style:text-properties style:use-window-font-color="true" loext:opacity="0%" style:font-name="Times New Roman1" fo:letter-spacing="normal" fo:font-style="normal" style:text-underline-style="none" officeooo:rsid="002931c4" style:font-style-asian="normal" style:font-style-complex="normal"/>
    </style:style>
    <style:style style:name="T50" style:family="text">
      <style:text-properties style:use-window-font-color="true" loext:opacity="0%" style:font-name="Times New Roman1" fo:letter-spacing="normal" fo:font-style="italic" style:text-underline-style="none"/>
    </style:style>
    <style:style style:name="T51" style:family="text">
      <style:text-properties style:use-window-font-color="true" loext:opacity="0%" style:font-name="Times New Roman1" fo:letter-spacing="normal" fo:font-style="italic" style:text-underline-style="none" officeooo:rsid="002931c4"/>
    </style:style>
    <style:style style:name="T52" style:family="text">
      <style:text-properties style:use-window-font-color="true" loext:opacity="0%" style:font-name="Times New Roman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style:use-window-font-color="true" loext:opacity="0%" style:font-name="Times New Roman" fo:font-size="12pt" fo:letter-spacing="normal" fo:font-style="normal" style:text-underline-style="none" officeooo:rsid="002931c4" style:font-size-asian="12pt" style:font-style-asian="normal" style:font-size-complex="12pt" style:font-style-complex="normal"/>
    </style:style>
    <style:style style:name="T54" style:family="text">
      <style:text-properties style:use-window-font-color="true" loext:opacity="0%" style:font-name="Times New Roman" fo:font-size="12pt" fo:letter-spacing="normal" fo:font-style="italic" style:text-underline-style="none" style:font-size-asian="12pt" style:font-size-complex="12pt"/>
    </style:style>
    <style:style style:name="T55" style:family="text">
      <style:text-properties style:use-window-font-color="true" loext:opacity="0%" style:font-name="Times New Roman" fo:font-size="14pt" fo:letter-spacing="normal" fo:font-style="italic" style:text-underline-style="none"/>
    </style:style>
    <style:style style:name="T56" style:family="text">
      <style:text-properties style:use-window-font-color="true" loext:opacity="0%" style:font-name="Times New Roman" fo:font-size="14pt" fo:letter-spacing="normal" fo:font-style="italic" style:text-underline-style="none" style:font-size-asian="12pt" style:font-size-complex="12pt"/>
    </style:style>
    <style:style style:name="T57" style:family="text">
      <style:text-properties style:use-window-font-color="true" loext:opacity="0%" style:font-name="Times New Roman" fo:font-size="14pt" fo:letter-spacing="normal" fo:font-style="italic" style:text-underline-style="none" officeooo:rsid="002931c4" style:font-size-asian="12pt" style:font-size-complex="12pt"/>
    </style:style>
    <style:style style:name="T58" style:family="text">
      <style:text-properties style:use-window-font-color="true" loext:opacity="0%" style:text-underline-style="none"/>
    </style:style>
    <style:style style:name="T59" style:family="text">
      <style:text-properties style:use-window-font-color="true" loext:opacity="0%" style:text-underline-style="none" officeooo:rsid="002931c4"/>
    </style:style>
    <style:style style:name="T60" style:family="text">
      <style:text-properties style:use-window-font-color="true" loext:opacity="0%" fo:font-style="italic" style:text-underline-style="none" style:font-style-asian="italic" style:font-style-complex="italic"/>
    </style:style>
    <style:style style:name="T61" style:family="text">
      <style:text-properties style:use-window-font-color="true" loext:opacity="0%" fo:font-style="italic" style:text-underline-style="none" officeooo:rsid="002931c4" style:font-style-asian="italic" style:font-style-complex="italic"/>
    </style:style>
    <style:style style:name="T62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63" style:family="text">
      <style:text-properties style:use-window-font-color="true" loext:opacity="0%" fo:font-style="normal" style:text-underline-style="none" officeooo:rsid="002931c4" style:font-style-asian="normal" style:font-style-complex="normal"/>
    </style:style>
    <style:style style:name="T64" style:family="text">
      <style:text-properties style:use-window-font-color="true" loext:opacity="0%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65" style:family="text">
      <style:text-properties style:use-window-font-color="true" loext:opacity="0%" fo:font-size="12pt" fo:letter-spacing="normal" fo:font-style="normal" style:text-underline-style="none" officeooo:rsid="002931c4" style:font-size-asian="12pt" style:font-style-asian="normal" style:font-size-complex="12pt" style:font-style-complex="normal"/>
    </style:style>
    <style:style style:name="T66" style:family="text">
      <style:text-properties style:use-window-font-color="true" loext:opacity="0%" fo:font-size="12pt" fo:letter-spacing="normal" fo:font-style="italic" style:text-underline-style="none" style:font-size-asian="12pt" style:font-size-complex="12pt"/>
    </style:style>
    <style:style style:name="T67" style:family="text">
      <style:text-properties style:use-window-font-color="true" loext:opacity="0%" fo:font-size="14pt" fo:letter-spacing="normal" fo:font-style="italic" style:text-underline-style="none"/>
    </style:style>
    <style:style style:name="T68" style:family="text">
      <style:text-properties style:use-window-font-color="true" loext:opacity="0%" fo:font-size="14pt" fo:letter-spacing="normal" fo:font-style="italic" style:text-underline-style="none" style:font-size-asian="12pt" style:font-size-complex="12pt"/>
    </style:style>
    <style:style style:name="T69" style:family="text">
      <style:text-properties style:use-window-font-color="true" loext:opacity="0%" fo:font-size="14pt" fo:letter-spacing="normal" fo:font-style="italic" style:text-underline-style="none" officeooo:rsid="002931c4" style:font-size-asian="12pt" style:font-size-complex="12pt"/>
    </style:style>
    <style:style style:name="T70" style:family="text">
      <style:text-properties officeooo:rsid="002931c4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2931c4" style:font-style-asian="italic" style:font-style-complex="italic"/>
    </style:style>
    <style:style style:name="T73" style:family="text">
      <style:text-properties fo:color="#000000" loext:opacity="100%" style:font-name="Times New Roman" fo:font-size="14pt" fo:letter-spacing="normal" fo:font-style="italic" style:text-underline-style="none"/>
    </style:style>
    <style:style style:name="T74" style:family="text">
      <style:text-properties fo:color="#000000" loext:opacity="100%" style:font-name="Times New Roman" fo:font-size="14pt" fo:letter-spacing="normal" fo:font-style="italic" style:text-underline-style="none" style:font-size-asian="12pt" style:font-size-complex="12pt"/>
    </style:style>
    <style:style style:name="T75" style:family="text">
      <style:text-properties fo:color="#000000" loext:opacity="100%" style:font-name="Times New Roman" fo:font-size="14pt" fo:letter-spacing="normal" fo:font-style="italic" style:text-underline-style="none" officeooo:rsid="002931c4" style:font-size-asian="12pt" style:font-size-complex="12pt"/>
    </style:style>
    <style:style style:name="T76" style:family="text">
      <style:text-properties fo:color="#000000" loext:opacity="100%" style:font-name="Times New Roman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77" style:family="text">
      <style:text-properties fo:color="#000000" loext:opacity="100%" style:font-name="Times New Roman" fo:font-size="12pt" fo:letter-spacing="normal" fo:font-style="normal" style:text-underline-style="none" officeooo:rsid="002931c4" style:font-size-asian="12pt" style:font-style-asian="normal" style:font-size-complex="12pt" style:font-style-complex="normal"/>
    </style:style>
    <style:style style:name="T78" style:family="text">
      <style:text-properties fo:color="#000000" loext:opacity="100%" style:font-name="Times New Roman" fo:font-size="12pt" fo:letter-spacing="normal" fo:font-style="italic" style:text-underline-style="none" style:font-size-asian="12pt" style:font-size-complex="12pt"/>
    </style:style>
    <style:style style:name="T79" style:family="text">
      <style:text-properties style:font-name="Times New Roman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80" style:family="text">
      <style:text-properties style:font-name="Times New Roman" fo:font-size="12pt" fo:letter-spacing="normal" fo:font-style="normal" style:text-underline-style="none" officeooo:rsid="002931c4" style:font-size-asian="12pt" style:font-style-asian="normal" style:font-size-complex="12pt" style:font-style-complex="normal"/>
    </style:style>
    <style:style style:name="T81" style:family="text">
      <style:text-properties style:font-name="Times New Roman" fo:font-size="12pt" fo:letter-spacing="normal" fo:font-style="italic" style:text-underline-style="none" style:font-size-asian="12pt" style:font-size-complex="12pt"/>
    </style:style>
    <style:style style:name="T82" style:family="text">
      <style:text-properties style:font-name="Times New Roman" fo:font-size="14pt" fo:letter-spacing="normal" fo:font-style="italic" style:text-underline-style="none"/>
    </style:style>
    <style:style style:name="T83" style:family="text">
      <style:text-properties style:font-name="Times New Roman" fo:font-size="14pt" fo:letter-spacing="normal" fo:font-style="italic" style:text-underline-style="none" style:font-size-asian="12pt" style:font-size-complex="12pt"/>
    </style:style>
    <style:style style:name="T84" style:family="text">
      <style:text-properties style:font-name="Times New Roman" fo:font-size="14pt" fo:letter-spacing="normal" fo:font-style="italic" style:text-underline-style="none" officeooo:rsid="002931c4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и исследований Республики Молдова</text:p>
      <text:p text:style-name="P6">Бэлцкий государственный университет им. Алеку Руссо</text:p>
      <text:p text:style-name="P6">Факультет реальных наук, экономики и окружающей среды</text:p>
      <text:p text:style-name="P6">Кафедра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Способы хранения информации в базах данных</text:p>
      <text:p text:style-name="P6">Научный рефера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Выполнил:</text:p>
      <text:p text:style-name="P7"><text:span text:style-name="T1">Михай Валентин</text:span>, гр. АW11M</text:p>
      <text:p text:style-name="P5"/>
      <text:p text:style-name="P5"/>
      <text:p text:style-name="P5"/>
      <text:p text:style-name="P5"/>
      <text:p text:style-name="P5"/>
      <text:p text:style-name="P6"><text:span text:style-name="T2">Б</text:span>элць, 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СОДЕРЖАНИЕ</text:p>
          </text:index-title>
          <text:p text:style-name="P1"><text:a xlink:type="simple" xlink:href="#__RefHeading___Toc659_347429684" text:style-name="Index_20_Link" text:visited-style-name="Index_20_Link">ВВЕДЕНИЕ<text:tab/>3</text:a></text:p>
          <text:p text:style-name="P1"><text:a xlink:type="simple" xlink:href="#__RefHeading___Toc661_347429684" text:style-name="Index_20_Link" text:visited-style-name="Index_20_Link">ОСНОВНЫЕ ПОНЯТИЯ<text:tab/>4</text:a></text:p>
          <text:p text:style-name="P1"><text:a xlink:type="simple" xlink:href="#__RefHeading___Toc663_347429684" text:style-name="Index_20_Link" text:visited-style-name="Index_20_Link">КЛАССИФИКАЦИЯ СПОСОБОВ ХРАНЕНИЯ ИНФОРМАЦИИ В БЕЗЕ ДАННЫХ<text:tab/>4</text:a></text:p>
          <text:p text:style-name="P1"><text:a xlink:type="simple" xlink:href="#__RefHeading___Toc665_347429684" text:style-name="Index_20_Link" text:visited-style-name="Index_20_Link">ЗАКЛЮЧЕНИЕ<text:tab/>6</text:a></text:p>
          <text:p text:style-name="P1"><text:a xlink:type="simple" xlink:href="#__RefHeading___Toc667_347429684" text:style-name="Index_20_Link" text:visited-style-name="Index_20_Link">БИБЛИОГРАФИЯ<text:tab/>7</text:a></text:p>
        </text:index-body>
      </text:table-of-content>
      <text:p text:style-name="P18"/>
      <text:h text:style-name="P2" text:outline-level="1"><text:bookmark-start text:name="__RefHeading___Toc659_347429684"/>ВВЕДЕНИЕ<text:bookmark-end text:name="__RefHeading___Toc659_347429684"/></text:h>
      <text:p text:style-name="P27"><text:span text:style-name="T3">Бурное развите информационных технологий и информационных систем </text:span><text:span text:style-name="T4">всё чаще отражается во всё большем количестве сфер дефтельности человека. Программные продукты предоставляют автоматизированные и удобные решения для задач, которые ранее требовали ручного труда или усилий группы работников.</text:span></text:p>
      <text:p text:style-name="P28"><text:span text:style-name="T6">На ряду с ростом популярности цифровых решений и развитием технологий в общем, также развиваются технологии, которые позволяют улучшать отдельные части программы. Одним из классов таких технологий являются инструменты для хранения и обработки данных.</text:span></text:p>
      <text:p text:style-name="P29"><text:span text:style-name="T7">На сегоднящний день практически каждое приложение(программное обеспечение) использует одну из реализаций баз данных для обработки и хранения информации. Количсетво хранимой информации в банках различных продуктов растет экспанинциално, так например, компания Google в 2006 году использоавала базу на 850 террабайт для своей поисковой машины, а уже в 2014 году объем инфомрмации вырос до 10 эксабайт [1]. </text:span><text:span text:style-name="T8">Также кадая задача, поставленная перед программистом, затрагивает различные доменные области, а соотвественно информацию различных типов и форматов.</text:span></text:p>
      <text:p text:style-name="P47">Для работы с различными типами данных и разнобразием форматов базы данных стали развиваться в узконаправленных направлениях: для хранения информации о финансовых операциях следует использовать безопасную базу с поддержкой транзакций, в то время как для хранения кэша приложения лучше подойдет решение, которое использует оперативную память компьютера.</text:p>
      <text:p text:style-name="P47">В зависимоти от реализации и типа хранения информации базы данных можно классифицировать по нескольким кретериям:</text:p>
      <text:list xml:id="list1113406399" text:style-name="L1">
        <text:list-item>
          <text:p text:style-name="P19">модель данных;</text:p>
        </text:list-item>
        <text:list-item>
          <text:p text:style-name="P19">среда постоянного хранения;</text:p>
        </text:list-item>
        <text:list-item>
          <text:p text:style-name="P19">тип содержимого;</text:p>
        </text:list-item>
        <text:list-item>
          <text:p text:style-name="P19">степень распределенности.</text:p>
        </text:list-item>
      </text:list>
      <text:p text:style-name="P14">Данные параметры позволяют характеризовать большенство случаев и реализаций методов хранения информации в базе. Однако, существуют и такие задачи, которые не поддаются классификации, например сверхбольшие базы данных.</text:p>
      <text:p text:style-name="P49"><text:soft-page-break/>Такие базы данных представляют собой наборы инфомации критических объемов, которые определены научными и техническими достижениями в сфере физического хранения инфомации.</text:p>
      <text:h text:style-name="Heading_20_1" text:outline-level="1"><text:bookmark-start text:name="__RefHeading___Toc661_347429684"/>ОСНОВНЫЕ ПОНЯТИЯ<text:bookmark-end text:name="__RefHeading___Toc661_347429684"/></text:h>
      <text:p text:style-name="P45">База данных, <text:s/>согласно стандарту ISO/IEC 2382:2015, - это совокупность данных, организованных в соответствии с концептуальной структурой, описывающей характеристики этих данных и взаимоотношения между ними, которая поддерживает одну или более областей применения [2].</text:p>
      <text:p text:style-name="P45"><text:span text:style-name="T17">Система управления базами данных(СУБД) – это набор программ, которые обеспесчивают управление созданием и использованием баз данных [3].</text:span></text:p>
      <text:h text:style-name="Heading_20_1" text:outline-level="1"><text:bookmark-start text:name="__RefHeading___Toc663_347429684"/>КЛАССИФИКАЦИЯ СПОСОБОВ ХРАНЕНИЯ ИНФОРМАЦИИ В БЕЗЕ ДАННЫХ<text:bookmark-end text:name="__RefHeading___Toc663_347429684"/></text:h>
      <text:p text:style-name="P44"><text:span text:style-name="T5">В общем случае, способы хранения информации можно характеризовать четырьмя основными критериями: модель данных, средства постоянного хранения, тип содержимого, степень распределенности.</text:span></text:p>
      <text:p text:style-name="P15">Модели данных</text:p>
      <text:p text:style-name="P40">По типам моделей данных способы хранения могут быть следующими:</text:p>
      <text:list xml:id="list1033359164" text:style-name="L2">
        <text:list-item>
          <text:p text:style-name="P20">иерархическая;</text:p>
        </text:list-item>
        <text:list-item>
          <text:p text:style-name="P20">объектно-ориентированная;</text:p>
        </text:list-item>
        <text:list-item>
          <text:p text:style-name="P20">реляционная.</text:p>
        </text:list-item>
      </text:list>
      <text:p text:style-name="P39">Иерархическая модель предсталяет данные в виде древа, которое состоит из отдельных объектов, между которыми существуют связи.</text:p>
      <text:p text:style-name="P39">Объектно-ориентированная модель является отражением принципов объектно-ориентированного программирования и хранит информацию в виде классов, их атрибутов и методов [4].</text:p>
      <text:p text:style-name="P39">Реляционная модель – это логическая модель, где данные хранятся исходя из их связей и отношений между отдельными сегментами.</text:p>
      <text:p text:style-name="P16">Средства постоянного хранения</text:p>
      <text:p text:style-name="P39"><text:span text:style-name="T18">Для хранения информации может быть использован любой тип памяти компьютера:</text:span></text:p>
      <text:list xml:id="list3165586929" text:style-name="L3">
        <text:list-item>
          <text:p text:style-name="P24"><text:span text:style-name="T10">в</text:span><text:span text:style-name="T9">торичная память – </text:span><text:span text:style-name="T10">это энергонезависимая, переферийная память, напримет жесткий диск;</text:span></text:p>
        </text:list-item>
        <text:list-item>
          <text:p text:style-name="P24"><text:soft-page-break/><text:span text:style-name="T10">о</text:span><text:span text:style-name="T9">перативная память – </text:span><text:span text:style-name="T10">используется резедентными базами данных;</text:span></text:p>
        </text:list-item>
        <text:list-item>
          <text:p text:style-name="P24"><text:span text:style-name="T10">т</text:span><text:span text:style-name="T9">ретичная память – </text:span><text:span text:style-name="T10">представляет собой </text:span><text:span text:style-name="T9">съемн</text:span><text:span text:style-name="T10">ое устройство независимое от конкретного сервера базы данны</text:span><text:span text:style-name="T16">х</text:span><text:span text:style-name="T10">.</text:span></text:p>
        </text:list-item>
      </text:list>
      <text:p text:style-name="P16">Типы содержимого</text:p>
      <text:p text:style-name="P38"><text:span text:style-name="T11">В зависимости от типа хранимой информации относительно предметной облости способы организации данных также отличаются. Основынми группами типов можно считать:</text:span></text:p>
      <text:list xml:id="list2443598796" text:style-name="L4">
        <text:list-item>
          <text:p text:style-name="P25"><text:span text:style-name="T11">документы – информация организована в виде документа и модержит исчерпывающее описание</text:span><text:span text:style-name="T9">;</text:span></text:p>
        </text:list-item>
        <text:list-item>
          <text:p text:style-name="P21"><text:span text:style-name="T18">м</text:span>ультимидия – <text:span text:style-name="T19">вся инфомация представлена медиа содержимым</text:span>;</text:p>
        </text:list-item>
        <text:list-item>
          <text:p text:style-name="P22"><text:span text:style-name="T18">к</text:span>лиентская – <text:span text:style-name="T19">различные виды личной информации различных типов данных и правилами контроля</text:span>.</text:p>
        </text:list-item>
      </text:list>
      <text:p text:style-name="P17">Степени распределенности</text:p>
      <text:p text:style-name="P34"><text:span text:style-name="T11">База данных не обязательно должна быть централизованной. Ее составные части могут быть распределены по разным серверам. Выделяют следующие типы:</text:span></text:p>
      <text:list xml:id="list2680004948" text:style-name="L5">
        <text:list-item>
          <text:p text:style-name="P26"><text:span text:style-name="T11">ц</text:span><text:span text:style-name="T12">ентрализованная – </text:span><text:span text:style-name="T11">для поддержки базы данных используется один компьютер;</text:span></text:p>
        </text:list-item>
        <text:list-item>
          <text:p text:style-name="P23">Распределенная – <text:span text:style-name="T19">поддержка базы делигирована нескольким машинам:</text:span></text:p>
          <text:list>
            <text:list-item>
              <text:p text:style-name="P26"><text:span text:style-name="T11">о</text:span><text:span text:style-name="T12">днородная – </text:span><text:span text:style-name="T11">каждая машина хранит схожие сигменты данных и использует одиниковые СУБД</text:span></text:p>
            </text:list-item>
            <text:list-item>
              <text:p text:style-name="P26"><text:span text:style-name="T11">н</text:span><text:span text:style-name="T12">еоднородная – </text:span><text:span text:style-name="T13">для поддержки используется более одной СУБД, соостветсвенно сегменты данных могут различаться по типу.</text:span></text:p>
            </text:list-item>
          </text:list>
        </text:list-item>
      </text:list>
      <text:p text:style-name="P35"><text:span text:style-name="T20">В качестве отдельных способов хранения информации можно выделить: репликация и шардинг.</text:span></text:p>
      <text:p text:style-name="P36">Репликация позволяет хранить несколько копий текущего состояния базы балансировать нагрузку внутри кластера приложения [5]. Существуют две соновные моделирепликации: мастер – мастер, мастер – подчененный. В первом случае все реплики являются равносильными, во втором – подчененые реплики имеют более низкий приоретет.</text:p>
      <text:p text:style-name="P37"><text:span text:style-name="T20">Шардниг представляет собой подход. при котором инфомация разбивается на несколько частей на уровне одной сущности </text:span><text:span text:style-name="T21">[6]</text:span><text:span text:style-name="T20">. В случае базы данных, которая использует табличную структуру, одна таблца может быть разбита на две более мелкие, что повысит скорость обработки каждого отдельного сегмента.</text:span></text:p>
      <text:h text:style-name="Heading_20_1" text:outline-level="1"><text:bookmark-start text:name="__RefHeading___Toc665_347429684"/><text:soft-page-break/>ЗАКЛЮЧЕНИЕ<text:bookmark-end text:name="__RefHeading___Toc665_347429684"/></text:h>
      <text:p text:style-name="P30"><text:span text:style-name="T14">Способ хранения информации данных в базе напрямую связан с характеристиками и метаданными самих этих данных. На сегодняшний день существует большое количество различных способов хранения, которые позволяют обрабатывать самые разные типы данных, от географических координат до реквизитов банковских карт.</text:span></text:p>
      <text:p text:style-name="P30"><text:span text:style-name="T14">Некоторые подходы позволяют повысить отказоустойчивочть базыб например: репликация. Другие позволяют манипулировать большими объемами информации, используя шардинг. </text:span><text:span text:style-name="T15">Такие методы позволяют повысит безопасность системы и ее отзывчивость.</text:span></text:p>
      <text:p text:style-name="P30"><text:span text:style-name="T14">Также для каждой специфи</text:span><text:span text:style-name="T15">чной</text:span><text:span text:style-name="T14"> реализации потребителя данных существуют различные модели, которые повышают быстродействие системы и делают ее использование более удобным.</text:span></text:p>
      <text:p text:style-name="P33">Несмотря на всё изобилие способов хранения информации существуют ограничения физических аппаратов, которые приводят к вопросу о проблеме сверхбольших баз данных. На сегодняшний день данная проблема не решена полностью, в то время как скорость накопления данных растет очень быстро.</text:p>
      <text:h text:style-name="P2" text:outline-level="1"><text:bookmark-start text:name="__RefHeading___Toc667_347429684"/>БИБЛИОГРАФИЯ<text:bookmark-end text:name="__RefHeading___Toc667_347429684"/></text:h>
      <text:list xml:id="list2367162898" text:style-name="L6">
        <text:list-item>
          <text:p text:style-name="P9"><text:span text:style-name="T58">CHITU</text:span><text:span text:style-name="T59">,</text:span><text:span text:style-name="T58"> ALEX. </text:span><text:span text:style-name="T60">How Much Data Does Google Store?</text:span><text:span text:style-name="T62"> </text:span><text:span text:style-name="T63">[online] [цитирован 29.09.2021] Доступен:</text:span><text:span text:style-name="T58"> http://googlesystem.blogspot.com/2006/09/how-much-data-does-google-store.html</text:span></text:p>
        </text:list-item>
        <text:list-item>
          <text:p text:style-name="P10"><text:span text:style-name="T71">ISO/IEC 2382:2015 Information technology — Vocabulary</text:span> <text:span text:style-name="T70">[online] [цитирован 29.09.2021] Доступен: </text:span>https://www.iso.org/standard/63598.html</text:p>
        </text:list-item>
        <text:list-item>
          <text:p text:style-name="P3"><text:span text:style-name="T39">ISO/IEC TR 10032:2003 Information technology — Reference Model of Data Management</text:span><text:span text:style-name="T41"> </text:span><text:span text:style-name="T42">[online] [цитирован 29.09.2021] Доступен: </text:span><text:a xlink:type="simple" xlink:href="https://www.iso.org/standard/38607.html" text:style-name="Internet_20_link" text:visited-style-name="Visited_20_Internet_20_Link"><text:span text:style-name="T41">https://www.iso.org/standard/38607.html</text:span></text:a></text:p>
        </text:list-item>
        <text:list-item>
          <text:p text:style-name="P4"><text:span text:style-name="T35">КУЗНЕЦОВ, СЕРГЕЙ</text:span><text:span text:style-name="T37">. Объектно-ориентированные базы данных - основные концепции, организация и управление: краткий обзор </text:span><text:span text:style-name="T36">[online] [цитирован 29.09.2021] Доступен:</text:span><text:span text:style-name="T38"> </text:span><text:a xlink:type="simple" xlink:href="http://citforum.ru/database/articles/art_24.shtml" text:style-name="Internet_20_link" text:visited-style-name="Visited_20_Internet_20_Link"><text:span text:style-name="T43">http://citforum.ru/database/articles/art_24.shtml</text:span></text:a></text:p>
        </text:list-item>
        <text:list-item>
          <text:p text:style-name="P4"><text:span text:style-name="T41">CROCETTI</text:span><text:span text:style-name="T42">, </text:span><text:span text:style-name="T41">PAUL. </text:span><text:span text:style-name="T40">D</text:span><text:span text:style-name="T39">ata replication </text:span><text:span text:style-name="T44">[online] [цитирован 29.09.2021] Доступен:</text:span><text:span text:style-name="T40"> </text:span><text:a xlink:type="simple" xlink:href="https://searchdisasterrecovery.techtarget.com/definition/data-replication" text:style-name="Internet_20_link" text:visited-style-name="Visited_20_Internet_20_Link"><text:span text:style-name="T43">https://searchdisasterrecovery.techtarget.com/definition/data-replication</text:span></text:a></text:p>
        </text:list-item>
        <text:list-item>
          <text:p text:style-name="P11"><text:span text:style-name="T22">ЗОРИН, ОЛЕГ.</text:span><text:span text:style-name="T72"> </text:span><text:span text:style-name="T71">Шардирование баз данных</text:span> <text:span text:style-name="T70">[online] [цитирован 29.09.2021] Доступен: </text:span>http://oleg.zorin.ru/doku.php?id=development:database:shard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99cm" style:contextual-spacing="false" fo:line-height="15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4:27:47.131034915</meta:creation-date>
    <dc:date>2021-09-30T12:40:35.611057510</dc:date>
    <meta:editing-duration>PT16M1S</meta:editing-duration>
    <meta:editing-cycles>6</meta:editing-cycles>
    <meta:generator>LibreOffice/7.1.6.2.0$Linux_X86_64 LibreOffice_project/10$Build-2</meta:generator>
    <meta:document-statistic meta:table-count="0" meta:image-count="0" meta:object-count="0" meta:page-count="7" meta:paragraph-count="71" meta:word-count="911" meta:character-count="7618" meta:non-whitespace-character-count="6783"/>
  </office:meta>
</office:document-meta>
</file>